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15pt" officeooo:rsid="00425f86" officeooo:paragraph-rsid="00425f8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240a0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3a6990" officeooo:paragraph-rsid="003a6990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f64a9" officeooo:paragraph-rsid="005bb107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3e6cbd" style:font-size-asian="11pt" style:font-size-complex="11pt"/>
    </style:style>
    <style:style style:name="T1" style:family="text">
      <style:text-properties officeooo:rsid="003c0e71"/>
    </style:style>
    <style:style style:name="T2" style:family="text">
      <style:text-properties officeooo:rsid="003e6cbd"/>
    </style:style>
    <style:style style:name="T3" style:family="text">
      <style:text-properties officeooo:rsid="0079a937"/>
    </style:style>
    <style:style style:name="T4" style:family="text">
      <style:text-properties style:use-window-font-color="true" loext:opacity="0%" fo:font-size="11pt" officeooo:rsid="00398279" style:font-size-asian="11pt" style:font-size-complex="11pt"/>
    </style:style>
    <style:style style:name="T5" style:family="text">
      <style:text-properties style:use-window-font-color="true" loext:opacity="0%" fo:font-size="11pt" style:font-size-asian="11pt" style:font-size-complex="11pt"/>
    </style:style>
    <style:style style:name="T6" style:family="text">
      <style:text-properties officeooo:rsid="008302de"/>
    </style:style>
    <style:style style:name="T7" style:family="text">
      <style:text-properties officeooo:rsid="007f3473"/>
    </style:style>
    <style:style style:name="T8" style:family="text">
      <style:text-properties style:use-window-font-color="true" loext:opacity="0%" fo:font-size="11pt" officeooo:rsid="003e6cbd" style:font-size-asian="11pt" style:font-size-complex="11pt"/>
    </style:style>
    <style:style style:name="T9" style:family="text">
      <style:text-properties style:use-window-font-color="true" loext:opacity="0%" fo:font-size="11pt" officeooo:rsid="008302de" style:font-size-asian="11pt" style:font-size-complex="11pt"/>
    </style:style>
    <style:style style:name="T10" style:family="text">
      <style:text-properties style:use-window-font-color="true" loext:opacity="0%" fo:font-size="11pt" officeooo:rsid="001e6acb" style:font-size-asian="11pt" style:font-size-complex="11pt"/>
    </style:style>
    <style:style style:name="T11" style:family="text">
      <style:text-properties officeooo:rsid="007f84fb"/>
    </style:style>
    <style:style style:name="T12" style:family="text">
      <style:text-properties officeooo:rsid="00804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l <text:span text:style-name="T1">Latitude </text:span><text:span text:style-name="T2">E</text:span><text:span text:style-name="T3">7440</text:span></text:p>
      <text:p text:style-name="P2">Battery ✅</text:p>
      <text:p text:style-name="P3"><text:span text:style-name="T4">8</text:span><text:span text:style-name="T5">GB RAM</text:span></text:p>
      <text:p text:style-name="P4">i<text:span text:style-name="T6">5</text:span>-<text:span text:style-name="T3">4</text:span><text:span text:style-name="T6">3</text:span><text:span text:style-name="T7">0</text:span><text:span text:style-name="T3">0U</text:span></text:p>
      <text:p text:style-name="P5"><text:span text:style-name="T8">2Core </text:span><text:span text:style-name="T9">1.9</text:span><text:span text:style-name="T10">GHz</text:span></text:p>
      <text:p text:style-name="P6">Bios <text:span text:style-name="T11">Unlocked</text:span><text:span text:style-name="T12">z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5in" style:type="center"/>
          <style:tab-stop style:position="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5in" style:type="center"/>
          <style:tab-stop style:position="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05T10:28:41.311280900</meta:print-date>
    <dc:date>2025-11-05T10:36:29.329999400</dc:date>
    <meta:editing-duration>P7DT12H21M46S</meta:editing-duration>
    <meta:editing-cycles>8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2" meta:character-count="69" meta:non-whitespace-character-count="63"/>
  </office:meta>
</office:document-meta>
</file>